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597cm"/>
    </style:style>
    <style:style style:name="Table1.D" style:family="table-column">
      <style:table-column-properties style:column-width="0.416cm"/>
    </style:style>
    <style:style style:name="Table1.E" style:family="table-column">
      <style:table-column-properties style:column-width="5.405cm"/>
    </style:style>
    <style:style style:name="Table1.F" style:family="table-column">
      <style:table-column-properties style:column-width="3.78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936cm" fo:margin-left="7.641cm" fo:margin-right="-0.083cm" table:align="margins"/>
    </style:style>
    <style:style style:name="Table7.A" style:family="table-column">
      <style:table-column-properties style:column-width="7.936cm" style:rel-column-width="65535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normal" style:text-underline-mode="continuous" style:text-overline-mode="continuous" style:text-line-through-mode="continuous" style:font-weight-asian="normal" style:font-name-complex="Tahoma" style:font-weight-complex="normal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 fo:text-align="start" style:justify-single-word="false"/>
      <style:text-properties style:font-name="Tahoma" fo:font-weight="normal" style:font-weight-asian="normal" style:font-name-complex="Tahoma" style:font-weight-complex="normal"/>
    </style:style>
    <style:style style:name="P10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0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Pidsus-33A</text:p>
          </table:table-cell>
        </table:table-row>
        <table:table-row>
          <table:table-cell table:style-name="Table1.A1" table:number-columns-spanned="6" office:value-type="string">
            <text:p text:style-name="P4"/>
            <text:p text:style-name="P5">SURAT PENUNJUKAN PENASIHAT HUKUM</text:p>
            <text:p text:style-name="P5">UNTUK MENDAMPINGI TERSANGKA</text:p>
            <text:p text:style-name="P5"/>
            <text:p text:style-name="P6">NOMOR : {no_surat}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1.</text:p>
          </table:table-cell>
          <table:table-cell table:style-name="Table1.A1" table:number-columns-spanned="5" office:value-type="string">
            <text:p text:style-name="P12">Berdasarkan Surat Perintah Penyidikan {isi1} Nomor {isi2} tanggal {isi3} tentang {isi4}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2.</text:p>
          </table:table-cell>
          <table:table-cell table:style-name="Table1.A1" table:number-columns-spanned="5" office:value-type="string">
            <text:p text:style-name="P12">Mengingat Undang-undang Republik Indonesia No.8 tahun 1981 tentang Kitab Undang-undang Hukum Acara Pidana (KUHAP) pasal 56 ayat (1)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3.</text:p>
          </table:table-cell>
          <table:table-cell table:style-name="Table1.A1" table:number-columns-spanned="5" office:value-type="string">
            <text:p text:style-name="P12">Membaca Surat dari {isi5} Nomor {isi6} tanggal {isi7}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4.</text:p>
          </table:table-cell>
          <table:table-cell table:style-name="Table1.A1" table:number-columns-spanned="5" office:value-type="string">
            <text:p text:style-name="P12">Menimbang tersebut angka 1, 2, dan 3, maka perlu dilakukan penunjukan Penasihat hukum untuk dan atas nama tersangka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nama_tersangka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tempat_lahir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Umur / Tanggal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umur}/ {tgl_lahir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jenis_kelamin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Kebangsaan 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kewarganegaraan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lamat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gama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kerjaan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ndidikan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12">Dalam perkara dugaan tindak pidana {isi8} {isi9} dengan sangkaan pasal {isi10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7">MENUNJU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12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No. Surat Ij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13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Alamat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14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Organisasi Advokat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15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2">untu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.</text:p>
          </table:table-cell>
          <table:table-cell table:style-name="Table1.A1" table:number-columns-spanned="4" office:value-type="string">
            <text:p text:style-name="P12">Mendampingi tersangka {nama_tersangka}{isi11} pada tahap penyidikan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.</text:p>
          </table:table-cell>
          <table:table-cell table:style-name="Table1.A1" table:number-columns-spanned="4" office:value-type="string">
            <text:p text:style-name="P12">Melaksanakan kewajiban selaku penasihat hukum berdasarkan ketentuan perundangan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3.</text:p>
          </table:table-cell>
          <table:table-cell table:style-name="Table1.A1" table:number-columns-spanned="4" office:value-type="string">
            <text:p text:style-name="P12">Penunjukan ini berlaku hanya pada pemeriksaan tahap penyidikan.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">{lokasi_surat}, {tgl_surat} </text:p>
                </table:table-cell>
              </table:table-row>
              <table:table-row>
                <table:table-cell table:style-name="Table7.A1" office:value-type="string">
                  <text:p text:style-name="P8">{jabatan_ttd}</text:p>
                </table:table-cell>
              </table:table-row>
              <table:table-row>
                <table:table-cell table:style-name="Table7.A1" office:value-type="string">
                  <text:p text:style-name="P8">SELAKU PENYIDIK</text:p>
                </table:table-cell>
              </table:table-row>
              <table:table-row>
                <table:table-cell table:style-name="Table7.A1" office:value-type="string">
                  <text:p text:style-name="P8"/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7.A5" office:value-type="string">
                  <text:p text:style-name="P3">{nama_ttd}</text:p>
                </table:table-cell>
              </table:table-row>
              <table:table-row>
                <table:table-cell table:style-name="Table7.A1" office:value-type="string">
                  <text:p text:style-name="P3"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05T10:42:54.19</dc:date>
    <meta:editing-cycles>28</meta:editing-cycles>
    <meta:editing-duration>PT17H28M54S</meta:editing-duration>
    <meta:document-statistic meta:table-count="2" meta:image-count="0" meta:object-count="0" meta:page-count="2" meta:paragraph-count="81" meta:word-count="195" meta:character-count="1314"/>
    <meta:template xlink:type="simple" xlink:actuate="onRequest" xlink:title="" xlink:href="../pidsus14report.odt/Normal.dotm"/>
  </office:meta>
</office:document-meta>
</file>